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4.7098in"/>
    </style:style>
    <style:style style:name="co3" style:family="table-column">
      <style:table-column-properties fo:break-before="auto" style:column-width="0.19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1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Question</text:p>
          </table:table-cell>
          <table:table-cell/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/>
          <table:table-cell table:style-name="ce1" office:value-type="string" office:string-value="What was your favorite part of EL this year? My favorite part of EL was ..." calcext:value-type="string">
            <text:p>"What was your favorite part of EL this year? My favorite part of EL was ..."</text:p>
          </table:table-cell>
          <table:table-cell office:value-type="string" calcext:value-type="string">
            <text:p>:[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Blah" calcext:value-type="string">
            <text:p>"Blah"</text:p>
          </table:table-cell>
          <table:table-cell table:style-name="ce2" office:value-type="string" calcext:value-type="string">
            <text:p>,</text:p>
          </table:table-cell>
          <table:table-cell office:value-type="string" calcext:value-type="string">
            <text:p>Blah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Blah" calcext:value-type="string">
            <text:p>"Blah"</text:p>
          </table:table-cell>
          <table:table-cell table:style-name="ce2" office:value-type="string" calcext:value-type="string">
            <text:p>,</text:p>
          </table:table-cell>
          <table:table-cell office:value-type="string" calcext:value-type="string">
            <text:p>Blah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style-name="ce1" office:value-type="string" office:string-value="Blah" calcext:value-type="string">
            <text:p>"Blah"</text:p>
          </table:table-cell>
          <table:table-cell table:style-name="ce2" office:value-type="string" calcext:value-type="string">
            <text:p>,</text:p>
          </table:table-cell>
          <table:table-cell office:value-type="string" calcext:value-type="string">
            <text:p>Blah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table:style-name="ce1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 was difficult about EL this year? ______ was difficult this year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do you think Panda is doing during distance learning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s Mr. L's favorite snack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time do you go to bed during distance learning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time do you wake up during distance learning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should your teachers do to relax this summer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will you do to relax this summer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will Panda do to relax this summer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s the first thing you are going to do at the beginning of summer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costume should Mr. L wear for the end of year party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s advice would you give to a new student? I would tell them ..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should Mr. L stop doing next year? He should stop ..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should Mr. L do more of next year? He should _____ more.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AMJ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ext-style style:name="N121">
      <number:text>"</number:text>
      <number:text-content/>
      <number:text>"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07:54:09.613662084</meta:creation-date>
    <dc:date>2020-05-22T09:54:23.677830211</dc:date>
    <meta:editing-duration>PT8M3S</meta:editing-duration>
    <meta:editing-cycles>1</meta:editing-cycles>
    <meta:document-statistic meta:table-count="1" meta:cell-count="33" meta:object-count="0"/>
    <meta:generator>LibreOffice/6.4.3.2$Linux_X86_64 LibreOffice_project/40$Build-2</meta:generator>
  </office:meta>
</office:document-meta>
</file>